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 nvm_flash()</text:p>
      <text:p text:style-name="P1">{</text:p>
      <text:p text:style-name="P1"><text:s text:c="4"/>if (CUST_EnterWriteMode(0, SECTOR_0 | SECTOR_1 <text:s/>| SECTOR_2 | SECTOR_3 <text:s/>| SECTOR_4 ) != 0 ) return -1;</text:p>
      <text:p text:style-name="P1"><text:s text:c="4"/></text:p>
      <text:p text:style-name="P1"><text:s text:c="4"/>if (CUST_WriteSector(0,0,Sector0) != 0 ) return -1;</text:p>
      <text:p text:style-name="P1"><text:s text:c="4"/>if (CUST_WriteSector(0,1,Sector1) != 0 ) return -1;</text:p>
      <text:p text:style-name="P1"><text:s text:c="4"/>if (CUST_WriteSector(0,2,Sector2) != 0 ) return -1;</text:p>
      <text:p text:style-name="P1"><text:s text:c="4"/>if (CUST_WriteSector(0,3,Sector3) != 0 ) return -1;</text:p>
      <text:p text:style-name="P1"><text:s text:c="4"/>if (CUST_WriteSector(0,4,Sector4) != 0 ) return -1;</text:p>
      <text:p text:style-name="P1"><text:s text:c="4"/></text:p>
      <text:p text:style-name="P1"><text:s text:c="4"/>if (CUST_ExitTestMode(0) != 0 ) return -1;</text:p>
      <text:p text:style-name="P1">}</text:p>
      <text:p text:style-name="P1">int nvm_read(unsigned char * pSectorsOut, int SectorsLength)</text:p>
      <text:p text:style-name="P1">{</text:p>
      <text:p text:style-name="P1"><text:s text:c="4"/>unsigned char Sectors[5][8];</text:p>
      <text:p text:style-name="P1"><text:s text:c="4"/>if (CUST_EnterReadMode(0) != 0 ) return -1;</text:p>
      <text:p text:style-name="P1"><text:s text:c="4"/>if (CUST_ReadSector(0, 0, &amp;Sectors[0][0]) != 0 ) return -1;</text:p>
      <text:p text:style-name="P1"><text:s text:c="4"/>if (CUST_ReadSector(0, 1, &amp;Sectors[1][0]) != 0 ) return -1;</text:p>
      <text:p text:style-name="P1"><text:s text:c="4"/>if (CUST_ReadSector(0, 2, &amp;Sectors[2][0]) != 0 ) return -1;</text:p>
      <text:p text:style-name="P1"><text:s text:c="4"/>if (CUST_ReadSector(0, 3, &amp;Sectors[3][0]) != 0 ) return -1;</text:p>
      <text:p text:style-name="P1"><text:s text:c="4"/>if (CUST_ReadSector(0, 4, &amp;Sectors[4][0]) != 0 ) return -1;</text:p>
      <text:p text:style-name="P1"><text:s text:c="4"/>if (CUST_ExitTestMode(0) != 0 ) return -1;</text:p>
      <text:p text:style-name="P1"><text:s text:c="4"/></text:p>
      <text:p text:style-name="P1"><text:s text:c="4"/>unsigned char * pSectors = &amp;Sectors[0][0];</text:p>
      <text:p text:style-name="P1"><text:s text:c="4"/>for(int i=0; i&lt; NVM_SIZE; i++)</text:p>
      <text:p text:style-name="P1"><text:s text:c="4"/>{ pSectorsOut[i] = pSectors[i]; }</text:p>
      <text:p text:style-name="P1">}</text:p>
      <text:p text:style-name="P1"/>
      <text:p text:style-name="P1">/*</text:p>
      <text:p text:style-name="P1">FTP Registers</text:p>
      <text:p text:style-name="P1">o FTP_CUST_PWR (0x9E b(7), ftp_cust_pwr_i in RTL); power for FTP</text:p>
      <text:p text:style-name="P1">o FTP_CUST_RST_N (0x9E b(6), ftp_cust_reset_n_i in RTL); reset for FTP</text:p>
      <text:p text:style-name="P1">o FTP_CUST_REQ (0x9E b(4), ftp_cust_req_i in RTL); request bit for FTP operation</text:p>
      <text:p text:style-name="P1">o FTP_CUST_SECT (0x9F (2:0), ftp_cust_sect1_i in RTL); for customer to select between sector 0 to 4 for read/write operations (functions as lowest address bit to FTP, remainders are zeroed out)</text:p>
      <text:p text:style-name="P1">o FTP_CUST_SER_MASK[4:0] (0x9F b(7:4), ftp_cust_ser_i in RTL); customer Sector Erase Register; controls erase of sector 0 (00001), sector 1 (00010), sector 2 (00100), sector 3 (01000), sector 4 (10000) ) or all (11111).</text:p>
      <text:p text:style-name="P1">o FTP_CUST_OPCODE_MASK[2:0] (0x9F b(2:0), ftp_cust_op3_i in RTL). Selects opcode sent to</text:p>
      <text:p text:style-name="P1">FTP. Customer Opcodes are:</text:p>
      <text:p text:style-name="P1">o 000 = Read sector</text:p>
      <text:p text:style-name="P1">o 001 = Write Program Load register (PL) with data to be written to sector 0 or 1</text:p>
      <text:p text:style-name="P1">o 010 = Write Sector Erase Register (SER) with data reflected by state of FTP_CUST_SER_MASK[4:0]</text:p>
      <text:p text:style-name="P1">o 011 = Read Program Load register (PL)</text:p>
      <text:p text:style-name="P1">o 100 = Read SER;</text:p>
      <text:p text:style-name="P1">o 101 = Erase sector 0 to 4 <text:s/>(depending upon the mask value which has been programmed to SER)</text:p>
      <text:p text:style-name="P1">o 110 = Program sector 0 <text:s/>to 4 (depending on FTP_CUST_SECT1)</text:p>
      <text:p text:style-name="P1">o 111 = Soft program sector 0 to 4 (depending upon the value which has been programmed to SER)*/</text:p>
      <text:p text:style-name="P1"/>
      <text:p text:style-name="P1">int CUST_EnterWriteMode(uint8_t Port,unsigned char ErasedSector)</text:p>
      <text:p text:style-name="P1">{</text:p>
      <text:p text:style-name="P1"><text:s text:c="4"/>unsigned char Buffer[2];</text:p>
      <text:p text:style-name="P1"><text:s text:c="4"/></text:p>
      <text:p text:style-name="P1"><text:s text:c="4"/></text:p>
      <text:p text:style-name="P1"><text:s text:c="4"/>Buffer[0]=FTP_CUST_PASSWORD; <text:s text:c="2"/>/* Set Password*/</text:p>
      <text:p text:style-name="P1"><text:s text:c="4"/>if ( I2C_Write_USB_PD(Port,FTP_CUST_PASSWORD_REG,Buffer,1) != HAL_OK )return -1;</text:p>
      <text:p text:style-name="P1"><text:s text:c="4"/></text:p>
      <text:p text:style-name="P1"><text:s text:c="4"/>Buffer[0]= 0 ; <text:s text:c="2"/>/* this register must be NULL for Partial Erase feature */</text:p>
      <text:p text:style-name="P1"><text:s text:c="4"/>if ( I2C_Write_USB_PD(Port,RW_BUFFER,Buffer,1) != HAL_OK )return -1;</text:p>
      <text:p text:style-name="P1"><text:s text:c="4"/></text:p>
      <text:p text:style-name="P1"><text:s text:c="4"/>{ <text:s/></text:p>
      <text:p text:style-name="P1"><text:s text:c="8"/>//NVM Power-up Sequence</text:p>
      <text:p text:style-name="P1"><text:s text:c="8"/>//After STUSB start-up sequence, the NVM is powered off.</text:p>
      <text:p text:style-name="P1"><text:s text:c="8"/></text:p>
      <text:p text:style-name="P1"><text:s text:c="8"/>Buffer[0]= 0; <text:s/>/* NVM internal controller reset */</text:p>
      <text:p text:style-name="P1"><text:s text:c="8"/>if ( I2C_Write_USB_PD(Port,FTP_CTRL_0,Buffer,1) <text:s/>!= HAL_OK ) return -1;</text:p>
      <text:p text:style-name="P1"><text:s text:c="8"/></text:p>
      <text:p text:style-name="P1"><text:s text:c="8"/>Buffer[0]= FTP_CUST_PWR | FTP_CUST_RST_N; /* Set PWR and RST_N bits */</text:p>
      <text:p text:style-name="P1"><text:s text:c="8"/>if ( I2C_Write_USB_PD(Port,FTP_CTRL_0,Buffer,1) != HAL_OK ) return -1;</text:p>
      <text:p text:style-name="P1"><text:s text:c="4"/>}</text:p>
      <text:p text:style-name="P1"><text:s text:c="4"/></text:p>
      <text:p text:style-name="P1"><text:s text:c="4"/></text:p>
      <text:p text:style-name="P1"><text:s text:c="4"/>Buffer[0]=((ErasedSector &lt;&lt; 3) &amp; FTP_CUST_SER_MASK) | ( WRITE_SER &amp; FTP_CUST_OPCODE_MASK) ; <text:s/>/* Load 0xF1 to erase all sectors of FTP and Write SER Opcode */</text:p>
      <text:p text:style-name="P1"><text:s text:c="4"/>if ( I2C_Write_USB_PD(Port,FTP_CTRL_1,Buffer,1) != HAL_OK )return -1; /* Set Write SER Opcode */</text:p>
      <text:p text:style-name="P1"><text:s text:c="4"/></text:p>
      <text:p text:style-name="P1"><text:s text:c="4"/>Buffer[0]=FTP_CUST_PWR | FTP_CUST_RST_N | FTP_CUST_REQ ; </text:p>
      <text:p text:style-name="P1"><text:s text:c="4"/>if ( I2C_Write_USB_PD(Port,FTP_CTRL_0,Buffer,1) <text:s/>!= HAL_OK )return -1; /* Load Write SER Opcode */</text:p>
      <text:p text:style-name="P1"><text:s text:c="4"/></text:p>
      <text:p text:style-name="P1"><text:s text:c="4"/>do </text:p>
      <text:p text:style-name="P1"><text:s text:c="4"/>{</text:p>
      <text:p text:style-name="P1"><text:s text:c="8"/>if ( I2C_Read_USB_PD(Port,FTP_CTRL_0,Buffer,1) != HAL_OK )return -1; /* Wait for execution */</text:p>
      <text:p text:style-name="P1"><text:soft-page-break/><text:s text:c="4"/>}</text:p>
      <text:p text:style-name="P1"><text:s text:c="4"/>while(Buffer[0] &amp; FTP_CUST_REQ); </text:p>
      <text:p text:style-name="P1"><text:s text:c="4"/></text:p>
      <text:p text:style-name="P1"><text:s text:c="4"/>Buffer[0]= <text:s/>SOFT_PROG_SECTOR &amp; FTP_CUST_OPCODE_MASK ; <text:s/></text:p>
      <text:p text:style-name="P1"><text:s text:c="4"/>if ( I2C_Write_USB_PD(Port,FTP_CTRL_1,Buffer,1) != HAL_OK )return -1; <text:s/>/* Set Soft Prog Opcode */</text:p>
      <text:p text:style-name="P1"><text:s text:c="4"/></text:p>
      <text:p text:style-name="P1"><text:s text:c="4"/>Buffer[0]=FTP_CUST_PWR | FTP_CUST_RST_N | FTP_CUST_REQ ; </text:p>
      <text:p text:style-name="P1"><text:s text:c="4"/>if ( I2C_Write_USB_PD(Port,FTP_CTRL_0,Buffer,1) <text:s/>!= HAL_OK )return -1; /* Load Soft Prog Opcode */</text:p>
      <text:p text:style-name="P1"><text:s text:c="4"/></text:p>
      <text:p text:style-name="P1"><text:s text:c="4"/>do </text:p>
      <text:p text:style-name="P1"><text:s text:c="4"/>{</text:p>
      <text:p text:style-name="P1"><text:s text:c="8"/>if ( I2C_Read_USB_PD(Port,FTP_CTRL_0,Buffer,1) != HAL_OK )return -1; /* Wait for execution */</text:p>
      <text:p text:style-name="P1"><text:s text:c="4"/>}</text:p>
      <text:p text:style-name="P1"><text:s text:c="4"/>while(Buffer[0] &amp; FTP_CUST_REQ);</text:p>
      <text:p text:style-name="P1"><text:s text:c="4"/></text:p>
      <text:p text:style-name="P1"><text:s text:c="4"/>Buffer[0]= ERASE_SECTOR &amp; FTP_CUST_OPCODE_MASK ; <text:s/></text:p>
      <text:p text:style-name="P1"><text:s text:c="4"/>if ( I2C_Write_USB_PD(Port,FTP_CTRL_1,Buffer,1) != HAL_OK )return -1; /* Set Erase Sectors Opcode */</text:p>
      <text:p text:style-name="P1"><text:s text:c="4"/></text:p>
      <text:p text:style-name="P1"><text:s text:c="4"/>Buffer[0]=FTP_CUST_PWR | FTP_CUST_RST_N | FTP_CUST_REQ ; <text:s/></text:p>
      <text:p text:style-name="P1"><text:s text:c="4"/>if ( I2C_Write_USB_PD(Port,FTP_CTRL_0,Buffer,1) <text:s/>!= HAL_OK )return -1; /* Load Erase Sectors Opcode */</text:p>
      <text:p text:style-name="P1"><text:s text:c="4"/></text:p>
      <text:p text:style-name="P1"><text:s text:c="4"/>do </text:p>
      <text:p text:style-name="P1"><text:s text:c="4"/>{</text:p>
      <text:p text:style-name="P1"><text:s text:c="8"/>if ( I2C_Read_USB_PD(Port,FTP_CTRL_0,Buffer,1) != HAL_OK )return -1; /* Wait for execution */</text:p>
      <text:p text:style-name="P1"><text:s text:c="4"/>}</text:p>
      <text:p text:style-name="P1"><text:s text:c="4"/>while(Buffer[0] &amp; FTP_CUST_REQ);<text:tab/></text:p>
      <text:p text:style-name="P1"><text:s text:c="4"/></text:p>
      <text:p text:style-name="P1"><text:s text:c="4"/>return 0;</text:p>
      <text:p text:style-name="P1"><text:s text:c="4"/></text:p>
      <text:p text:style-name="P1">}</text:p>
      <text:p text:style-name="P1"/>
      <text:p text:style-name="P1">int CUST_EnterReadMode(uint8_t Port)</text:p>
      <text:p text:style-name="P1">{</text:p>
      <text:p text:style-name="P1"><text:s text:c="4"/>unsigned char Buffer[2];</text:p>
      <text:p text:style-name="P1"><text:s text:c="4"/></text:p>
      <text:p text:style-name="P1"><text:s text:c="4"/>Buffer[0]=FTP_CUST_PASSWORD; <text:s/>/* Set Password*/</text:p>
      <text:p text:style-name="P1"><text:s text:c="4"/>if ( I2C_Write_USB_PD(Port,FTP_CUST_PASSWORD_REG,Buffer,1) <text:s/>!= HAL_OK )return -1;</text:p>
      <text:p text:style-name="P1"><text:s text:c="4"/></text:p>
      <text:p text:style-name="P1"><text:s text:c="4"/>{ <text:s/></text:p>
      <text:p text:style-name="P1"><text:s text:c="8"/>//NVM Power-up Sequence</text:p>
      <text:p text:style-name="P1"><text:s text:c="8"/>//After STUSB start-up sequence, the NVM is powered off.</text:p>
      <text:p text:style-name="P1"><text:s text:c="8"/></text:p>
      <text:p text:style-name="P1"><text:s text:c="8"/>Buffer[0]= 0; <text:s/>/* NVM internal controller reset */</text:p>
      <text:p text:style-name="P1"><text:s text:c="8"/>if ( I2C_Write_USB_PD(Port,FTP_CTRL_0,Buffer,1) <text:s/>!= HAL_OK ) return -1;</text:p>
      <text:p text:style-name="P1"><text:s text:c="8"/></text:p>
      <text:p text:style-name="P1"><text:s text:c="8"/>Buffer[0]= FTP_CUST_PWR | FTP_CUST_RST_N; /* Set PWR and RST_N bits */</text:p>
      <text:p text:style-name="P1"><text:s text:c="8"/>if ( I2C_Write_USB_PD(Port,FTP_CTRL_0,Buffer,1) != HAL_OK ) return -1;</text:p>
      <text:p text:style-name="P1"><text:s text:c="4"/>}</text:p>
      <text:p text:style-name="P1"><text:s text:c="4"/></text:p>
      <text:p text:style-name="P1"><text:s text:c="4"/>return 0 ;</text:p>
      <text:p text:style-name="P1">}</text:p>
      <text:p text:style-name="P1"/>
      <text:p text:style-name="P1">int CUST_ReadSector(uint8_t Port,char SectorNum, unsigned char *SectorData)</text:p>
      <text:p text:style-name="P1">{</text:p>
      <text:p text:style-name="P1"><text:s text:c="4"/>unsigned char Buffer[2];</text:p>
      <text:p text:style-name="P1"><text:s text:c="4"/></text:p>
      <text:p text:style-name="P1"><text:s text:c="4"/>Buffer[0]= FTP_CUST_PWR | FTP_CUST_RST_N ; <text:s/>/* Set PWR and RST_N bits */</text:p>
      <text:p text:style-name="P1"><text:s text:c="4"/>if ( I2C_Write_USB_PD(Port,FTP_CTRL_0,Buffer,1) != HAL_OK )return -1;</text:p>
      <text:p text:style-name="P1"><text:s text:c="4"/></text:p>
      <text:p text:style-name="P1"><text:s text:c="4"/>Buffer[0]= (READ &amp; FTP_CUST_OPCODE_MASK);</text:p>
      <text:p text:style-name="P1"><text:s text:c="4"/>if ( I2C_Write_USB_PD(Port,FTP_CTRL_1,Buffer,1) != HAL_OK )return -1;/* Set Read Sectors Opcode */</text:p>
      <text:p text:style-name="P1"><text:s text:c="4"/></text:p>
      <text:p text:style-name="P1"><text:s text:c="4"/>Buffer[0]= (SectorNum &amp; FTP_CUST_SECT) |FTP_CUST_PWR |FTP_CUST_RST_N | FTP_CUST_REQ;</text:p>
      <text:p text:style-name="P1"><text:s text:c="4"/>if ( I2C_Write_USB_PD(Port,FTP_CTRL_0,Buffer,1) != HAL_OK )return -1; <text:s/>/* Load Read Sectors Opcode */</text:p>
      <text:p text:style-name="P1"><text:s text:c="4"/></text:p>
      <text:p text:style-name="P1"><text:s text:c="4"/>do </text:p>
      <text:p text:style-name="P1"><text:s text:c="4"/>{</text:p>
      <text:p text:style-name="P1"><text:s text:c="8"/>if ( I2C_Read_USB_PD(Port,FTP_CTRL_0,Buffer,1) != HAL_OK )return -1; /* Wait for execution */</text:p>
      <text:p text:style-name="P1"><text:s text:c="4"/>}</text:p>
      <text:p text:style-name="P1"><text:s text:c="4"/>while(Buffer[0] &amp; FTP_CUST_REQ); //The FTP_CUST_REQ is cleared by NVM controller when the operation is finished.</text:p>
      <text:p text:style-name="P1"><text:s text:c="4"/></text:p>
      <text:p text:style-name="P1"><text:s text:c="4"/>if ( I2C_Read_USB_PD(Port,RW_BUFFER,&amp;SectorData[0],8) != HAL_OK )return -1; /* Sectors Data are available in RW-BUFFER @ 0x53 */</text:p>
      <text:p text:style-name="P1"><text:s text:c="4"/></text:p>
      <text:p text:style-name="P1"><text:s text:c="4"/>Buffer[0] = 0 ; /* NVM internal controller reset */</text:p>
      <text:p text:style-name="P1"><text:s text:c="4"/>if ( I2C_Write_USB_PD(Port,FTP_CTRL_0,Buffer,1) != HAL_OK )return -1;</text:p>
      <text:p text:style-name="P1"><text:s text:c="4"/></text:p>
      <text:p text:style-name="P1"><text:s text:c="4"/>return 0;</text:p>
      <text:p text:style-name="P1">}</text:p>
      <text:p text:style-name="P1"/>
      <text:p text:style-name="P1"><text:soft-page-break/>int CUST_WriteSector(uint8_t Port,char SectorNum, unsigned char *SectorData)</text:p>
      <text:p text:style-name="P1">{</text:p>
      <text:p text:style-name="P1"><text:s text:c="4"/>unsigned char Buffer[2];</text:p>
      <text:p text:style-name="P1"><text:s text:c="4"/></text:p>
      <text:p text:style-name="P1"><text:s text:c="4"/>//Write the 64-bit data to be written in the sector</text:p>
      <text:p text:style-name="P1"><text:s text:c="4"/>if ( I2C_Write_USB_PD(Port,RW_BUFFER,SectorData,8) != HAL_OK )return -1;</text:p>
      <text:p text:style-name="P1"><text:s text:c="4"/></text:p>
      <text:p text:style-name="P1"><text:s text:c="4"/>Buffer[0]=FTP_CUST_PWR | FTP_CUST_RST_N; /*Set PWR and RST_N bits*/</text:p>
      <text:p text:style-name="P1"><text:s text:c="4"/>if ( I2C_Write_USB_PD(Port,FTP_CTRL_0,Buffer,1) != HAL_OK )return -1;</text:p>
      <text:p text:style-name="P1"><text:s text:c="4"/></text:p>
      <text:p text:style-name="P1"><text:s text:c="4"/>//NVM Program Load Register to write with the 64-bit data to be written in sector</text:p>
      <text:p text:style-name="P1"><text:s text:c="4"/>Buffer[0]= (WRITE_PL &amp; FTP_CUST_OPCODE_MASK); /*Set Write to PL Opcode*/</text:p>
      <text:p text:style-name="P1"><text:s text:c="4"/>if ( I2C_Write_USB_PD(Port,FTP_CTRL_1,Buffer,1) != HAL_OK )return -1;</text:p>
      <text:p text:style-name="P1"><text:s text:c="4"/></text:p>
      <text:p text:style-name="P1"><text:s text:c="4"/>Buffer[0]=FTP_CUST_PWR |FTP_CUST_RST_N | FTP_CUST_REQ; <text:s/>/* Load Write to PL Sectors Opcode */ <text:s/></text:p>
      <text:p text:style-name="P1"><text:s text:c="4"/>if ( I2C_Write_USB_PD(Port,FTP_CTRL_0,Buffer,1) != HAL_OK )return -1;</text:p>
      <text:p text:style-name="P1"><text:s text:c="4"/></text:p>
      <text:p text:style-name="P1"><text:s text:c="4"/>do </text:p>
      <text:p text:style-name="P1"><text:s text:c="4"/>{</text:p>
      <text:p text:style-name="P1"><text:s text:c="8"/>if ( I2C_Read_USB_PD(Port,FTP_CTRL_0,Buffer,1) != HAL_OK )return -1; /* Wait for execution */</text:p>
      <text:p text:style-name="P1"><text:s text:c="4"/>}<text:tab/><text:tab/> </text:p>
      <text:p text:style-name="P1"><text:s text:c="4"/>while(Buffer[0] &amp; FTP_CUST_REQ) ; //FTP_CUST_REQ clear by NVM controller</text:p>
      <text:p text:style-name="P1"><text:s text:c="4"/></text:p>
      <text:p text:style-name="P1"><text:s text:c="4"/></text:p>
      <text:p text:style-name="P1"><text:s text:c="4"/>//NVM "Word Program" operation to write the Program Load Register in the sector to be written</text:p>
      <text:p text:style-name="P1"><text:s text:c="4"/>Buffer[0]= (PROG_SECTOR &amp; FTP_CUST_OPCODE_MASK);</text:p>
      <text:p text:style-name="P1"><text:s text:c="4"/>if ( I2C_Write_USB_PD(Port,FTP_CTRL_1,Buffer,1) != HAL_OK )return -1;/*Set Prog Sectors Opcode*/</text:p>
      <text:p text:style-name="P1"><text:s text:c="4"/></text:p>
      <text:p text:style-name="P1"><text:s text:c="4"/>Buffer[0]=(SectorNum &amp; FTP_CUST_SECT) |FTP_CUST_PWR |FTP_CUST_RST_N | FTP_CUST_REQ;</text:p>
      <text:p text:style-name="P1"><text:s text:c="4"/>if ( I2C_Write_USB_PD(Port,FTP_CTRL_0,Buffer,1) != HAL_OK )return -1; /* Load Prog Sectors Opcode */ <text:s/></text:p>
      <text:p text:style-name="P1"><text:s text:c="4"/></text:p>
      <text:p text:style-name="P1"><text:s text:c="4"/>do </text:p>
      <text:p text:style-name="P1"><text:s text:c="4"/>{</text:p>
      <text:p text:style-name="P1"><text:s text:c="8"/>if ( I2C_Read_USB_PD(Port,FTP_CTRL_0,Buffer,1) != HAL_OK )return -1; /* Wait for execution */</text:p>
      <text:p text:style-name="P1"><text:s text:c="4"/>}</text:p>
      <text:p text:style-name="P1"><text:s text:c="4"/>while(Buffer[0] &amp; FTP_CUST_REQ); //FTP_CUST_REQ clear by NVM controller</text:p>
      <text:p text:style-name="P1"><text:s text:c="4"/></text:p>
      <text:p text:style-name="P1"><text:s text:c="4"/>return 0;</text:p>
      <text:p text:style-name="P1">}</text:p>
      <text:p text:style-name="P1"/>
      <text:p text:style-name="P1">int CUST_ExitTestMode(uint8_t Port)</text:p>
      <text:p text:style-name="P1">{</text:p>
      <text:p text:style-name="P1"><text:s text:c="4"/>unsigned char Buffer[2];</text:p>
      <text:p text:style-name="P1"><text:s text:c="4"/></text:p>
      <text:p text:style-name="P1"><text:s text:c="4"/>Buffer[0]= FTP_CUST_RST_N;</text:p>
      <text:p text:style-name="P1"><text:s text:c="4"/>Buffer[1]= 0x00; <text:s/>/* clear registers */</text:p>
      <text:p text:style-name="P1"><text:s text:c="4"/>if ( I2C_Write_USB_PD(Port,FTP_CTRL_0,Buffer,2) != HAL_OK )return -1;</text:p>
      <text:p text:style-name="P1"><text:s text:c="4"/></text:p>
      <text:p text:style-name="P1"><text:s text:c="4"/>Buffer[0]= 0x00;</text:p>
      <text:p text:style-name="P1"><text:s text:c="4"/>if ( I2C_Write_USB_PD(Port,FTP_CUST_PASSWORD_REG,Buffer,1) != HAL_OK )return -1; <text:s/>/* Clear Password */</text:p>
      <text:p text:style-name="P1"><text:s text:c="4"/></text:p>
      <text:p text:style-name="P1"><text:s text:c="4"/>return 0 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1:10:01.813091137</dc:date>
    <meta:editing-duration>PT1M11S</meta:editing-duration>
    <meta:editing-cycles>1</meta:editing-cycles>
    <meta:document-statistic meta:table-count="0" meta:image-count="0" meta:object-count="0" meta:page-count="3" meta:paragraph-count="204" meta:word-count="1078" meta:character-count="8549" meta:non-whitespace-character-count="6825"/>
    <meta:generator>LibreOffice/7.0.4.2$Linux_X86_64 LibreOffice_project/00$Build-2</meta:generator>
  </office:meta>
</office:document-meta>
</file>